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officeooo:rsid="00171bb9" officeooo:paragraph-rsid="00171bb9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18a54a" style:font-size-asian="14pt" style:font-name-complex="Times New Roman1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18a54a" officeooo:paragraph-rsid="0018a54a" style:font-size-asian="14pt" style:font-name-complex="Times New Roman1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8a54a" officeooo:paragraph-rsid="00227e99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8a54a" officeooo:paragraph-rsid="00227e99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8a54a" officeooo:paragraph-rsid="00227e99" style:font-size-asian="14pt" style:font-name-complex="Times New Roman1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fo:font-weight="bold" officeooo:paragraph-rsid="001cb013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officeooo:paragraph-rsid="001cb013" style:font-size-asian="14pt" style:font-name-complex="Times New Roman1" style:font-size-complex="14pt"/>
    </style:style>
    <style:style style:name="T1" style:family="text">
      <style:text-properties officeooo:rsid="00227e99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8a54a" style:font-size-asian="14pt" style:font-name-complex="Times New Roman1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</text:p>
      <text:p text:style-name="P1">Ордена трудового Красного Знамени федеральное государственное бюджетное</text:p>
      <text:p text:style-name="P1">образовательное учреждение высшего образования</text:p>
      <text:p text:style-name="P1">«Московский технический университет связи и информатики»</text:p>
      <text:p text:style-name="P2"/>
      <text:p text:style-name="P2">Кафедра Математическая кибернетика и информационные технологии</text:p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>Отчет по лабораторной работе № <text:span text:style-name="T1">9</text:span>.</text:p>
      <text:p text:style-name="P4"><text:span text:style-name="T2">Вариант </text:span><text:span text:style-name="T3">2</text:span><text:span text:style-name="T2">.</text:span></text:p>
      <text:p text:style-name="P2"/>
      <text:p text:style-name="P2"/>
      <text:p text:style-name="P2"/>
      <text:p text:style-name="P2"/>
      <text:p text:style-name="P2"/>
      <text:p text:style-name="P2"/>
      <text:p text:style-name="P5">Выполнил: студент группы БПИ2401</text:p>
      <text:p text:style-name="P6">Принзин Кирилл Евгеньевич</text:p>
      <text:p text:style-name="P7">Проверил: Харрасов Камиль Раисович</text:p>
      <text:p text:style-name="P8"/>
      <text:p text:style-name="P8"/>
      <text:p text:style-name="P8"/>
      <text:p text:style-name="P8"/>
      <text:p text:style-name="P2">Москва, 202<text:span text:style-name="T1">6</text:span></text:p>
      <text:p text:style-name="P2"><text:soft-page-break/></text:p>
      <text:p text:style-name="P9">Цель работы: Ознакомиться с инструментом автоматизации сборки проектов Apache Maven, изучить структуру `pom.xml`, получить навыки управления зависимостями (включая транзитивные), а также научиться подключать сторонние библиотеки (SLF4J, Jackson) и плагины (SpotBugs) для проверки качества кода.</text:p>
      <text:p text:style-name="P10">Ход работы:</text:p>
      <text:p text:style-name="P11">1. Создание базового проекта и плагинов.</text:p>
      <text:p text:style-name="P12">Создан базовый Maven-проект. В секцию &lt;build&gt; добавлен и настроен `exec-maven-plugin` для возможности запуска приложения из терминала через `mvn exec:java`.</text:p>
      <text:p text:style-name="P11">2. Интеграция логирования.</text:p>
      <text:p text:style-name="P12">В проект добавлена зависимость `slf4j-api` и реализация `logback-classic`. Вывод в консоль через `System.out` заменен на использование логгера (`logger.info()`, `logger.debug()`).</text:p>
      <text:p text:style-name="P11">3. Работа с JSON и анализ транзитивных зависимостей.</text:p>
      <text:p text:style-name="P12">Добавлена библиотека `jackson-databind`. Разработан класс `JsonSerializer` для сериализации/десериализации объектов (модель `User`). При анализе выяснено, что библиотека подтянула транзитивные зависимости: `jackson-core` и `jackson-annotations`.</text:p>
      <text:p text:style-name="P11">4. Статический анализ кода (SpotBugs).</text:p>
      <text:p text:style-name="P13"><text:span text:style-name="T4">В `pom.xml` добавлен плагин `spotbugs-maven-plugin`. Выполнено дополнительное задание: настроен порог срабатывания (`&lt;threshold&gt;Medium&lt;/threshold&gt;`) и принудительное завершение сборки с ошибкой при нахождении проблем (`&lt;failOnError&gt;true&lt;/failOnError&gt;`).</text:span><text:span text:style-name="T5"> Вывод: </text:span><text:span text:style-name="T4">В ходе выполнения работы был успешно освоен жизненный цикл и структура сборки Maven. Получены практические навыки интеграции </text:span><text:soft-page-break/><text:span text:style-name="T4">внешних библиотек (для логирования и сериализации) и использования плагинов для запуска приложения и контроля качества кода.</text:span></text:p>
      <text:p text:style-name="P14">Ответы на контрольные вопросы:</text:p>
      <text:p text:style-name="P15"><text:s text:c="4"/>1. Что такое Apache Maven и для чего он используется?</text:p>
      <text:p text:style-name="P15">Инструмент для автоматизации сборки Java-проектов и управления зависимостями на основе парадигмы Project Object Model (POM).</text:p>
      <text:p text:style-name="P15"><text:s text:c="4"/>2. Как установить Maven на различные операционные системы?</text:p>
      <text:p text:style-name="P15">Скачать архив, распаковать и добавить путь к каталогу `bin` в системную переменную `PATH`. В системах Linux также доступна установка через пакетный менеджер (например, `sudo apt install maven`).</text:p>
      <text:p text:style-name="P15"><text:s text:c="4"/>3. Какова структура проекта Maven?</text:p>
      <text:p text:style-name="P15">Стандартная структура: `src/main/java` (исходный код), `src/main/resources` (файлы ресурсов), `src/test/java` (тесты), `pom.xml` в корневом каталоге проекта.</text:p>
      <text:p text:style-name="P15"><text:s text:c="4"/>4. Что такое POM файл и какова его роль в проекте Maven?</text:p>
      <text:p text:style-name="P15">Project Object Model (`pom.xml`) — это XML-файл, который содержит всю информацию о проекте, его конфигурации сборки, зависимостях и плагинах.</text:p>
      <text:p text:style-name="P15"><text:s text:c="4"/>5. Какова структура файла POM?</text:p>
      <text:p text:style-name="P15">Состоит из корневого элемента `&lt;project&gt;`, внутри которого располагаются `&lt;groupId&gt;`, `&lt;artifactId&gt;`, `&lt;version&gt;`, секции `&lt;properties&gt;`, `&lt;dependencies&gt;` и `&lt;build&gt;`.</text:p>
      <text:p text:style-name="P15"><text:s text:c="4"/>6. Что такое зависимости (dependencies) в Maven и как они определяются?</text:p>
      <text:p text:style-name="P15">Это сторонние библиотеки, необходимые для работы приложения. Они определяются уникальными координатами GAV (`groupId`, `artifactId`, `version`) внутри секции `&lt;dependencies&gt;`.</text:p>
      <text:p text:style-name="P15"><text:soft-page-break/><text:s text:c="4"/>7. Что такое репозиторий Maven и какие виды репозиториев существуют?</text:p>
      <text:p text:style-name="P15">Это хранилище артефактов (библиотек/плагинов). Бывают локальные (на компьютере разработчика `~/.m2`), центральные (Maven Central) и удаленные (сторонние серверы компании).</text:p>
      <text:p text:style-name="P15"><text:s text:c="4"/>8. Как добавить зависимость в проект Maven?</text:p>
      <text:p text:style-name="P15">Прописать тег `&lt;dependency&gt;` с указанием её GAV-координат внутри блока `&lt;dependencies&gt;` в файле `pom.xml`.</text:p>
      <text:p text:style-name="P15"><text:s text:c="4"/>9. Что такое плагины в Maven и как они используются?</text:p>
      <text:p text:style-name="P15">Расширения, выполняющие конкретные задачи сборки (компиляцию, генерацию jar, запуск тестов, статический анализ). Они настраиваются в секции `&lt;build&gt;&lt;plugins&gt;`.</text:p>
      <text:p text:style-name="P15"><text:s text:c="4"/>10. Как создать новый проект Maven с помощью команды Maven?</text:p>
      <text:p text:style-name="P15">С использованием архетипов, например командой `mvn archetype:generate`.</text:p>
      <text:p text:style-name="P15"><text:s text:c="4"/>11. Что такое цели (goals) и фазы (phases) в Maven и в чем их отличие?</text:p>
      <text:p text:style-name="P15">Фаза — это этап в жизненном цикле сборки (например, compile, test). Цель — это конкретная задача, выполняемая плагином. Вызов фазы автоматически запускает все привязанные к ней цели плагинов.</text:p>
      <text:p text:style-name="P15"><text:s text:c="4"/>12. Как выполнить команду сборки проекта в Maven?</text:p>
      <text:p text:style-name="P15">Через консоль: `mvn clean install` или `mvn package`.</text:p>
      <text:p text:style-name="P15"><text:s text:c="4"/>13. Что такое жизненный цикл сборки (build lifecycle) в Maven?</text:p>
      <text:p text:style-name="P15">Это заранее определенный набор последовательных фаз сборки. Существуют три основных цикла: `default` (сборка проекта), `clean` (очистка) и `site` (создание проектной документации).</text:p>
      <text:p text:style-name="P15"><text:s text:c="4"/>14. Как настроить профили (profiles) в Maven для разных сред?</text:p>
      <text:p text:style-name="P15"><text:soft-page-break/>С помощью тега `&lt;profiles&gt;` в `pom.xml`, где можно задать переопределение свойств, плагинов и зависимостей для конкретной среды (например, dev или prod), активируя профиль ключом `-P`.</text:p>
      <text:p text:style-name="P15"><text:s text:c="4"/>15. Как управлять версиями зависимостей в Maven?</text:p>
      <text:p text:style-name="P15">Используя переменные в секции `&lt;properties&gt;` или блок `&lt;dependencyManagement&gt;` в родительском POM-файле.</text:p>
      <text:p text:style-name="P15"><text:s text:c="4"/>16. Что такое "SNAPSHOT" версии в Maven и как они используются?</text:p>
      <text:p text:style-name="P15">Версия, находящаяся в активной разработке. Maven всегда проверяет и загружает последние обновления для таких версий при сборке проекта.</text:p>
      <text:p text:style-name="P15"><text:s text:c="4"/>17. Как использовать Maven для создания отчета о качестве кода?</text:p>
      <text:p text:style-name="P15">Настроить соответствующие плагины (например, `spotbugs-maven-plugin`, `jacoco`) и выполнить их цели, генерирующие отчет (обычно фаза `site` или `verify`).</text:p>
      <text:p text:style-name="P15"><text:s text:c="4"/>18. Какие команды Maven используются для очистки проекта, сборки, тестирования и установки?</text:p>
      <text:p text:style-name="P15">Очистка: `mvn clean`. Сборка: `mvn compile` или `mvn package`. Тестирование: `mvn test`. Установка: `mvn install`.</text:p>
      <text:p text:style-name="P15"><text:s text:c="4"/>19. Как интегрировать Maven с системой контроля версий, такой как Git?</text:p>
      <text:p text:style-name="P15">Maven может взаимодействовать с SCM (Source Control Management) через плагины (например, `maven-release-plugin`), для этого прописывается секция `&lt;scm&gt;` с ссылкой на Git-репозиторий.</text:p>
      <text:p text:style-name="P15"><text:s text:c="4"/>20. Как добавить и настроить сторонний репозиторий в проекте Maven?</text:p>
      <text:p text:style-name="P15">Прописать блок `&lt;repositories&gt;`, в котором указать `&lt;repository&gt;` с его ID и URL-адресом хранилища.</text:p>
      <text:p text:style-name="P15"><text:soft-page-break/><text:s text:c="4"/>21. Какие скоупы зависимостей существуют в Maven и для чего они используются?</text:p>
      <text:p text:style-name="P15">`compile` (по умолчанию, доступна везде), `provided` (предоставляется сервером/средой), `runtime` (нужна только при выполнении), `test` (только для тестов), `system` (указание локального пути) и `import`.</text:p>
      <text:p text:style-name="P15"><text:s text:c="4"/>22. Чем отличается плагин от зависимости в Maven?</text:p>
      <text:p text:style-name="P15">Зависимость — это библиотека, код которой используется внутри вашего приложения. Плагин — это инструмент, используемый самим Maven во время сборки кода.</text:p>
      <text:p text:style-name="P15"><text:s text:c="4"/>23. Как работает транзитивность зависимостей?</text:p>
      <text:p text:style-name="P15">Maven автоматически загружает все зависимости тех библиотек, которые вы указали в `pom.xml`, рекурсивно строя дерево зависимостей.</text:p>
      <text:p text:style-name="P15"><text:s text:c="4"/>24. Для чего нужен плагин surefire?</text:p>
      <text:p text:style-name="P15">`maven-surefire-plugin` используется для запуска юнит-тестов (например, JUnit) на фазе `test` и генерации отчетов по ним.</text:p>
      <text:p text:style-name="P15"><text:s text:c="4"/>25. Как исключить транзитивную зависимость?</text:p>
      <text:p text:style-name="P15">Используя тег `&lt;exclusions&gt;` и вложенный `&lt;exclusion&gt;` с указанием groupId и artifactId внутри вашей зависимости в `pom.xml`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chapter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p1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ft7" style:family="text" style:parent-style-name="Default_20_Paragraph_20_Font"/>
    <style:style style:name="ft19" style:family="text" style:parent-style-name="Default_20_Paragraph_20_Font"/>
    <style:style style:name="ft20" style:family="text" style:parent-style-name="Default_20_Paragraph_20_Font"/>
    <style:style style:name="ft21" style:family="text" style:parent-style-name="Default_20_Paragraph_20_Font"/>
    <style:style style:name="ft22" style:family="text" style:parent-style-name="Default_20_Paragraph_20_Font"/>
    <style:style style:name="ft23" style:family="text" style:parent-style-name="Default_20_Paragraph_20_Font"/>
    <style:style style:name="ft24" style:family="text" style:parent-style-name="Default_20_Paragraph_20_Font"/>
    <style:style style:name="ft25" style:family="text" style:parent-style-name="Default_20_Paragraph_20_Font"/>
    <style:style style:name="ft26" style:family="text" style:parent-style-name="Default_20_Paragraph_20_Font"/>
    <style:style style:name="ft27" style:family="text" style:parent-style-name="Default_20_Paragraph_20_Font"/>
    <style:style style:name="ft28" style:family="text" style:parent-style-name="Default_20_Paragraph_20_Font"/>
    <style:style style:name="ft29" style:family="text" style:parent-style-name="Default_20_Paragraph_20_Font"/>
    <style:style style:name="ft30" style:family="text" style:parent-style-name="Default_20_Paragraph_20_Font"/>
    <style:style style:name="ft31" style:family="text" style:parent-style-name="Default_20_Paragraph_20_Font"/>
    <style:style style:name="ft32" style:family="text" style:parent-style-name="Default_20_Paragraph_20_Font"/>
    <style:style style:name="ft33" style:family="text" style:parent-style-name="Default_20_Paragraph_20_Font"/>
    <style:style style:name="ft35" style:family="text" style:parent-style-name="Default_20_Paragraph_20_Font"/>
    <style:style style:name="ft36" style:family="text" style:parent-style-name="Default_20_Paragraph_20_Font"/>
    <style:style style:name="ft37" style:family="text" style:parent-style-name="Default_20_Paragraph_20_Font"/>
    <style:style style:name="ft40" style:family="text" style:parent-style-name="Default_20_Paragraph_20_Font"/>
    <style:style style:name="ft41" style:family="text" style:parent-style-name="Default_20_Paragraph_20_Font"/>
    <style:style style:name="ft42" style:family="text" style:parent-style-name="Default_20_Paragraph_20_Font"/>
    <style:style style:name="ft45" style:family="text" style:parent-style-name="Default_20_Paragraph_20_Font"/>
    <style:style style:name="ft46" style:family="text" style:parent-style-name="Default_20_Paragraph_20_Font"/>
    <style:style style:name="ft48" style:family="text" style:parent-style-name="Default_20_Paragraph_20_Font"/>
    <style:style style:name="ft49" style:family="text" style:parent-style-name="Default_20_Paragraph_20_Font"/>
    <style:style style:name="ft50" style:family="text" style:parent-style-name="Default_20_Paragraph_20_Font"/>
    <style:style style:name="ft51" style:family="text" style:parent-style-name="Default_20_Paragraph_20_Font"/>
    <style:style style:name="ft52" style:family="text" style:parent-style-name="Default_20_Paragraph_20_Font"/>
    <style:style style:name="ft53" style:family="text" style:parent-style-name="Default_20_Paragraph_20_Font"/>
    <style:style style:name="ft54" style:family="text" style:parent-style-name="Default_20_Paragraph_20_Font"/>
    <style:style style:name="ft55" style:family="text" style:parent-style-name="Default_20_Paragraph_20_Font"/>
    <style:style style:name="ft56" style:family="text" style:parent-style-name="Default_20_Paragraph_20_Font"/>
    <style:style style:name="ft58" style:family="text" style:parent-style-name="Default_20_Paragraph_20_Font"/>
    <style:style style:name="ft59" style:family="text" style:parent-style-name="Default_20_Paragraph_20_Font"/>
    <style:style style:name="ft64" style:family="text" style:parent-style-name="Default_20_Paragraph_20_Font"/>
    <style:style style:name="ft65" style:family="text" style:parent-style-name="Default_20_Paragraph_20_Font"/>
    <style:style style:name="ft66" style:family="text" style:parent-style-name="Default_20_Paragraph_20_Font"/>
    <style:style style:name="ft68" style:family="text" style:parent-style-name="Default_20_Paragraph_20_Font"/>
    <style:style style:name="ft67" style:family="text" style:parent-style-name="Default_20_Paragraph_20_Font"/>
    <style:style style:name="ft69" style:family="text" style:parent-style-name="Default_20_Paragraph_20_Font"/>
    <style:style style:name="ft71" style:family="text" style:parent-style-name="Default_20_Paragraph_20_Font"/>
    <style:style style:name="ft72" style:family="text" style:parent-style-name="Default_20_Paragraph_20_Font"/>
    <style:style style:name="ft13" style:family="text" style:parent-style-name="Default_20_Paragraph_20_Font"/>
    <style:style style:name="ft74" style:family="text" style:parent-style-name="Default_20_Paragraph_20_Font"/>
    <style:style style:name="ft2" style:family="text" style:parent-style-name="Default_20_Paragraph_20_Font"/>
    <style:style style:name="ft75" style:family="text" style:parent-style-name="Default_20_Paragraph_20_Font"/>
    <style:style style:name="ft76" style:family="text" style:parent-style-name="Default_20_Paragraph_20_Font"/>
    <style:style style:name="ft77" style:family="text" style:parent-style-name="Default_20_Paragraph_20_Font"/>
    <style:style style:name="ft78" style:family="text" style:parent-style-name="Default_20_Paragraph_20_Font"/>
    <style:style style:name="ft80" style:family="text" style:parent-style-name="Default_20_Paragraph_20_Font"/>
    <style:style style:name="ft81" style:family="text" style:parent-style-name="Default_20_Paragraph_20_Font"/>
    <style:style style:name="ft82" style:family="text" style:parent-style-name="Default_20_Paragraph_20_Font"/>
    <style:style style:name="ft83" style:family="text" style:parent-style-name="Default_20_Paragraph_20_Font"/>
    <style:style style:name="ft43" style:family="text" style:parent-style-name="Default_20_Paragraph_20_Font"/>
    <style:style style:name="ft79" style:family="text" style:parent-style-name="Default_20_Paragraph_20_Font"/>
    <style:style style:name="ft84" style:family="text" style:parent-style-name="Default_20_Paragraph_20_Font"/>
    <style:style style:name="ft85" style:family="text" style:parent-style-name="Default_20_Paragraph_20_Font"/>
    <style:style style:name="ft86" style:family="text" style:parent-style-name="Default_20_Paragraph_20_Font"/>
    <style:style style:name="ft87" style:family="text" style:parent-style-name="Default_20_Paragraph_20_Font"/>
    <style:style style:name="ft88" style:family="text" style:parent-style-name="Default_20_Paragraph_20_Font"/>
    <style:style style:name="ft90" style:family="text" style:parent-style-name="Default_20_Paragraph_20_Font"/>
    <style:style style:name="ft4" style:family="text" style:parent-style-name="Default_20_Paragraph_20_Font"/>
    <style:style style:name="ft92" style:family="text" style:parent-style-name="Default_20_Paragraph_20_Font"/>
    <style:style style:name="ft93" style:family="text" style:parent-style-name="Default_20_Paragraph_20_Font"/>
    <style:style style:name="ft94" style:family="text" style:parent-style-name="Default_20_Paragraph_20_Font"/>
    <style:style style:name="ft95" style:family="text" style:parent-style-name="Default_20_Paragraph_20_Font"/>
    <style:style style:name="ft96" style:family="text" style:parent-style-name="Default_20_Paragraph_20_Font"/>
    <style:style style:name="ft97" style:family="text" style:parent-style-name="Default_20_Paragraph_20_Font"/>
    <style:style style:name="ft98" style:family="text" style:parent-style-name="Default_20_Paragraph_20_Font"/>
    <style:style style:name="ft99" style:family="text" style:parent-style-name="Default_20_Paragraph_20_Font"/>
    <style:style style:name="ft100" style:family="text" style:parent-style-name="Default_20_Paragraph_20_Font"/>
    <style:style style:name="ft101" style:family="text" style:parent-style-name="Default_20_Paragraph_20_Font"/>
    <style:style style:name="ft102" style:family="text" style:parent-style-name="Default_20_Paragraph_20_Font"/>
    <style:style style:name="ft38" style:family="text" style:parent-style-name="Default_20_Paragraph_20_Font"/>
    <style:style style:name="ft103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Ш БИТИС</meta:initial-creator>
    <meta:editing-cycles>11</meta:editing-cycles>
    <meta:creation-date>2025-10-19T19:46:00</meta:creation-date>
    <dc:date>2026-02-24T18:08:04.835597063</dc:date>
    <meta:editing-duration>PT38M28S</meta:editing-duration>
    <meta:generator>LibreOffice/25.8.4.2$Linux_X86_64 LibreOffice_project/580$Build-2</meta:generator>
    <meta:document-statistic meta:table-count="0" meta:image-count="0" meta:object-count="0" meta:page-count="6" meta:paragraph-count="72" meta:word-count="887" meta:character-count="7155" meta:non-whitespace-character-count="6235"/>
    <meta:user-defined meta:name="AppVersion">16.0000</meta:user-defined>
    <meta:template xlink:type="simple" xlink:actuate="onRequest" xlink:title="Normal.dotm" xlink:href=""/>
  </office:meta>
</office:document-meta>
</file>